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vember 6th, 2007</text:p>
      <text:p text:style-name="Standard"/>
      <text:p text:style-name="Standard">Notes on analysis tools:</text:p>
      <text:p text:style-name="Standard"/>
      <text:p text:style-name="Standard">(some of my goals is to familiarize with how gromacs analysis tools are written, and actually extend some for my own purposes; <text:s/>extend the accessible functionality of VMD to enhance visualization)</text:p>
      <text:p text:style-name="Standard">(learn python and tcl scripting in the long run)</text:p>
      <text:p text:style-name="Standard"/>
      <text:p text:style-name="P1">Gromacs:</text:p>
      <text:p text:style-name="Standard">building structure:</text:p>
      <text:p text:style-name="Standard">editconf </text:p>
      <text:p text:style-name="Standard">genconf</text:p>
      <text:p text:style-name="Standard">genpr</text:p>
      <text:p text:style-name="Standard"/>
      <text:p text:style-name="Standard">Post simulation analysis:</text:p>
      <text:p text:style-name="Standard"/>
      <text:p text:style-name="Standard">g_rdf (buggy based on compiler)</text:p>
      <text:p text:style-name="Standard">g_mindist</text:p>
      <text:p text:style-name="Standard">g_rama</text:p>
      <text:p text:style-name="Standard">g_hbond</text:p>
      <text:p text:style-name="Standard">g_sgangle (buggy based on compiler)</text:p>
      <text:p text:style-name="Standard"/>
      <text:p text:style-name="Standard">g_spatial (yet to try)</text:p>
      <text:p text:style-name="Standard"/>
      <text:p text:style-name="Standard"/>
      <text:p text:style-name="P1">VMD:</text:p>
      <text:p text:style-name="Standard">drawbox.tc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1-06T19:43:24</meta:creation-date>
    <dc:date>2007-11-06T19:49:34</dc:date>
    <dc:language>en-US</dc:language>
    <meta:editing-cycles>8</meta:editing-cycles>
    <meta:editing-duration>PT6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81" meta:character-count="484"/>
  </office:meta>
</office:document-meta>
</file>